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53cm" svg:stroke-color="#000000" draw:marker-start-width="0.28cm" draw:marker-end-width="0.28cm" draw:textarea-horizontal-align="justify" draw:textarea-vertical-align="middle" draw:auto-grow-height="false" fo:min-height="2.526cm" fo:min-width="2.276cm" fo:padding-top="0.152cm" fo:padding-bottom="0.152cm" fo:padding-left="0.277cm" fo:padding-right="0.277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8cm" draw:marker-end-width="0.28cm" draw:fill-color="#ff972f" draw:textarea-horizontal-align="justify" draw:textarea-vertical-align="middle" draw:auto-grow-height="false" fo:min-height="2.526cm" fo:min-width="2.276cm" fo:padding-top="0.152cm" fo:padding-bottom="0.152cm" fo:padding-left="0.277cm" fo:padding-right="0.277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8cm" draw:marker-end-width="0.28cm" draw:fill="solid" draw:fill-color="#77bc65" draw:textarea-horizontal-align="justify" draw:textarea-vertical-align="middle" draw:auto-grow-height="false" fo:min-height="2.526cm" fo:min-width="2.276cm" fo:padding-top="0.152cm" fo:padding-bottom="0.152cm" fo:padding-left="0.277cm" fo:padding-right="0.277cm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053cm" svg:stroke-color="#000000" draw:marker-start-width="0.359cm" draw:marker-end-width="0.359cm" draw:fill="solid" draw:fill-color="#ff6d6d" draw:textarea-horizontal-align="justify" draw:textarea-vertical-align="middle" draw:auto-grow-height="false" fo:min-height="2.526cm" fo:min-width="2.276cm" fo:padding-top="0.178cm" fo:padding-bottom="0.178cm" fo:padding-left="0.303cm" fo:padding-right="0.303cm" draw:shadow="hidden" loext:decorative="false"/>
    </style:style>
    <style:style style:name="gr6" style:family="graphic" style:parent-style-name="standard">
      <style:graphic-properties draw:stroke="solid" svg:stroke-width="0.053cm" svg:stroke-color="#000000" draw:marker-start-width="0.359cm" draw:marker-end-width="0.359cm" draw:fill="solid" draw:fill-color="#ff3838" draw:textarea-horizontal-align="justify" draw:textarea-vertical-align="middle" draw:auto-grow-height="false" fo:min-height="2.526cm" fo:min-width="2.276cm" fo:padding-top="0.178cm" fo:padding-bottom="0.178cm" fo:padding-left="0.303cm" fo:padding-right="0.303cm" draw:shadow="hidden" loext:decorative="false"/>
    </style:style>
    <style:style style:name="gr7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972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solid" draw:fill-color="#77bc65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solid" draw:fill-color="#ff6d6d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solid" draw:fill-color="#ff3838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style-name="gr1">
          <draw:custom-shape draw:style-name="gr2" draw:text-style-name="P2" draw:layer="layout" svg:width="4cm" svg:height="4cm" svg:x="8.3cm" svg:y="2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4cm" svg:height="4cm" svg:x="11.1cm" svg:y="2cm">
            <text:p text:style-name="P1"><text:span text:style-name="T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4cm" svg:height="4cm" svg:x="9.7cm" svg:y="4.6cm">
            <text:p text:style-name="P1"><text:span text:style-name="T1">A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5" draw:layer="layout" svg:width="3.845cm" svg:height="1.397cm" svg:x="9.755cm" svg:y="4.601cm" svg:viewBox="0 0 3846 1398" svg:d="M1536 1127c-154 89-318 157-489 202-170 46-346 69-524 69-177 0-353-23-523-68 43-129 99-254 167-372 89-154 198-295 322-420 125-125 266-233 420-322s319-157 489-202c18-5 36-10 54-14 41 124 95 244 161 358 86 149 190 285 310 405 119-120 224-256 309-405 66-114 120-234 162-358 18 4 36 9 53 14 171 45 335 113 489 202s295 197 420 322 233 266 322 420c69 118 125 243 168 372-170 45-346 68-523 68-178 0-354-23-525-69-170-45-335-113-489-202-140-81-270-179-386-290-117 111-246 209-387 290z">
            <text:p/>
          </draw:path>
          <draw:path draw:style-name="gr5" draw:text-style-name="P5" draw:layer="layout" svg:width="1.253cm" svg:height="2.931cm" svg:x="11.084cm" svg:y="2.553cm" svg:viewBox="0 0 1254 2932" svg:d="M1185 1990c-46 171-114 335-203 489s-197 295-322 420c-11 11-22 22-33 33-11-11-22-22-33-33-125-125-233-266-322-420s-157-318-203-489c-46-170-69-346-69-524s23-354 69-525c46-170 114-335 203-489s197-295 322-419c11-11 22-22 33-33 11 11 22 22 33 33 125 124 233 265 322 419s157 319 203 489c46 171 69 347 69 525s-23 354-69 524z">
            <text:p/>
          </draw:path>
          <draw:custom-shape draw:style-name="gr2" draw:text-style-name="P2" draw:layer="layout" svg:width="4cm" svg:height="4cm" svg:x="8.301cm" svg:y="2.001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4cm" svg:height="4cm" svg:x="11.101cm" svg:y="2.001cm">
            <text:p text:style-name="P1"><text:span text:style-name="T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4cm" svg:height="4cm" svg:x="9.701cm" svg:y="4.601cm">
            <text:p text:style-name="P1"><text:span text:style-name="T1">A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3.845cm" svg:height="1.397cm" svg:x="9.756cm" svg:y="4.602cm" svg:viewBox="0 0 3846 1398" svg:d="M1536 1127c-154 89-318 157-489 202-170 46-346 69-524 69-177 0-353-23-523-68 43-129 99-254 167-372 89-154 198-295 322-420 125-125 266-233 420-322s319-157 489-202c18-5 36-10 54-14 41 124 95 244 161 358 86 149 190 285 310 405 119-120 224-256 309-405 66-114 120-234 162-358 18 4 36 9 53 14 171 45 335 113 489 202s295 197 420 322 233 266 322 420c69 118 125 243 168 372-170 45-346 68-523 68-178 0-354-23-525-69-170-45-335-113-489-202-140-81-270-179-386-290-117 111-246 209-387 290z">
            <text:p/>
          </draw:path>
          <draw:path draw:style-name="gr6" draw:text-style-name="P6" draw:layer="layout" svg:width="1.253cm" svg:height="2.931cm" svg:x="11.085cm" svg:y="2.554cm" svg:viewBox="0 0 1254 2932" svg:d="M1185 1990c-46 171-114 335-203 489s-197 295-322 420c-11 11-22 22-33 33-11-11-22-22-33-33-125-125-233-266-322-420s-157-318-203-489c-46-170-69-346-69-524s23-354 69-525c46-170 114-335 203-489s197-295 322-419c11-11 22-22 33-33 11 11 22 22 33 33 125 124 233 265 322 419s157 319 203 489c46 171 69 347 69 525s-23 354-69 524z">
            <text:p/>
          </draw:path>
          <draw:path draw:style-name="gr6" draw:text-style-name="P6" draw:layer="layout" svg:width="1.107cm" svg:height="0.936cm" svg:x="11.154cm" svg:y="4.543cm" svg:viewBox="0 0 1108 937" svg:d="M19 69c170-46 347-69 525-69s354 23 524 69c13 4 27 7 40 11-45 136-103 267-175 392-90 156-200 299-326 425-11 11-23 22-34 33-2 1-3 3-5 4-4 2-9 3-13 3-5 0-10-1-14-3-1-1-3-3-5-4-11-11-22-22-33-33-127-126-237-269-327-425-73-127-132-260-176-398 6-1 13-3 19-5z">
            <text:p/>
          </draw:path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4-10T09:16:56.486200687</meta:creation-date>
    <dc:date>2025-12-09T16:22:55.264026208</dc:date>
    <meta:editing-duration>PT48M40S</meta:editing-duration>
    <meta:editing-cycles>3</meta:editing-cycles>
    <meta:generator>LibreOffice/25.2.6.2$Linux_X86_64 LibreOffice_project/520$Build-2</meta:generator>
    <dc:creator>Martyn McFarquhar</dc:creator>
    <meta:document-statistic meta:object-count="35"/>
  </office:meta>
</office:document-meta>
</file>